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6.1cm" fo:min-width="24.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4.748cm" fo:min-width="24.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288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2.298cm" fo:min-width="3.94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1.65cm" fo:min-width="5.8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2.925cm" fo:min-width="6.48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2.923cm" fo:min-width="3.94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1.018cm" fo:min-width="2.67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.02cm" fo:min-width="2.67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2.916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3.94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3.3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draw:fill-color="#ffffff" draw:textarea-horizontal-align="justify" draw:textarea-vertical-align="top" draw:auto-grow-height="false" fo:min-height="2.39cm" fo:min-width="17.91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2.108cm" fo:min-width="5.8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top" draw:auto-grow-height="false" fo:min-height="3.025cm" fo:min-width="7.75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top" draw:auto-grow-height="false" fo:min-height="3.025cm" fo:min-width="4.5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top" draw:auto-grow-height="false" fo:min-height="1.655cm" fo:min-width="24.9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top" draw:auto-grow-height="false" fo:min-height="2.108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top" draw:auto-grow-height="false" fo:min-height="2.108cm" fo:min-width="5.21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top" draw:auto-grow-height="false" fo:min-height="2.39cm" fo:min-width="5.85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5cm" fo:margin-bottom="0cm" fo:text-align="start" fo:text-indent="0cm"/>
    </style:style>
    <style:style style:name="P17" style:family="paragraph">
      <style:paragraph-properties fo:margin-left="0cm" fo:margin-right="0cm" fo:text-align="start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ROCM SDK </text:span><text:span text:style-name="T1">Builder </text:span><text:span text:style-name="T1">Framework</text:span></text:p>
          </draw:text-box>
        </draw:frame>
        <draw:custom-shape draw:style-name="gr1" draw:text-style-name="P3" draw:layer="layout" svg:width="25.4cm" svg:height="6.35cm" svg:x="1.27cm" svg:y="8.89cm">
          <text:p text:style-name="P2"><text:span text:style-name="T2">Rocm SDK Builder Build 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4cm" svg:height="4.998cm" svg:x="1.27cm" svg:y="3.257cm">
          <text:p text:style-name="P2"><text:span text:style-name="T2">ROCM SDK Build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6.35cm 10.171cm)">
          <text:p text:style-name="P4"><text:span text:style-name="T2">Source Code</text:span></text:p>
          <text:p text:style-name="P4"><text:span text:style-name="T3">repository, version and patch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45cm" svg:height="2.548cm" draw:transform="skewX (0.00244346095279206) rotate (0.00244346095279206) translate (11.43cm 10.161cm)">
          <text:p text:style-name="P4"><text:span text:style-name="T2">Build</text:span></text:p>
          <text:p text:style-name="P4"><text:span text:style-name="T3"><text:s/></text:span><text:span text:style-name="T3">default or custom 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35cm" svg:height="1.9cm" draw:transform="skewX (0.00261799387799149) rotate (0.00244346095279206) translate (9.525cm 4.453cm)">
          <text:p text:style-name="P4"><text:span text:style-name="T2">GPU Optimized</text:span></text:p>
          <text:p text:style-name="P4"><text:span text:style-name="T2">Libs and Ap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985cm" svg:height="3.175cm" draw:transform="skewX (0.00244346095279206) rotate (0.00244346095279206) translate (1.905cm 4.445cm)">
          <text:p text:style-name="P4"><text:span text:style-name="T2">Install and Runtime</text:span></text:p>
          <text:p text:style-name="P4"><text:span text:style-name="T3">- runtime init</text:span></text:p>
          <text:p text:style-name="P6"><text:span text:style-name="T3">- OS library overrides</text:span></text:p>
          <text:p text:style-name="P4"><text:span text:style-name="T3">- dedicated python</text:span><text:span text:style-name="T3"><text:tab/></text:span></text:p>
          <text:p text:style-name="P4"><text:span text:style-name="T3">- app configu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445cm" svg:height="3.173cm" draw:transform="skewX (0.00244346095279206) rotate (0.00244346095279206) translate (21.59cm 4.453cm)">
          <text:p text:style-name="P4"><text:span text:style-name="T2">Service/Daemon Runtime</text:span></text:p>
          <text:p text:style-name="P4"><text:span text:style-name="T2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16.51cm 10.171cm)">
          <text:p text:style-name="P4"><text:span text:style-name="T2">Install</text:span></text:p>
          <text:p text:style-name="P4"><text:span text:style-name="T3">package, install and post-install ste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75cm" svg:height="1.268cm" draw:transform="skewX (0.00244346095279206) rotate (0.00244346095279206) translate (9.526cm 6.355cm)">
          <text:p text:style-name="P7"><text:span text:style-name="T4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175cm" svg:height="1.27cm" draw:transform="skewX (0.00244346095279206) rotate (0.00244346095279206) translate (12.7cm 6.353cm)">
          <text:p text:style-name="P7"><text:span text:style-name="T4">Ex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21.59cm 10.171cm)">
          <text:p text:style-name="P4"><text:span text:style-name="T2">Update</text:span></text:p>
          <text:p text:style-name="P4"><text:span text:style-name="T3">code update, rebuild, re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3.166cm" draw:transform="skewX (0.00244346095279206) rotate (0.00244346095279206) translate (16.51cm 4.459cm)">
          <text:p text:style-name="P9"><text:span text:style-name="T5">Examples, Tutorials,</text:span></text:p>
          <text:p text:style-name="P9"><text:span text:style-name="T5">Bench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445cm" svg:height="1.524cm" svg:x="16.51cm" svg:y="13.335cm">
          <text:p text:style-name="P11">Extra App</text:p>
          <text:p text:style-name="P11">List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445cm" svg:height="1.524cm" svg:x="21.59cm" svg:y="13.335cm">
          <text:p text:style-name="P11">App Informatio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445cm" svg:height="1.524cm" svg:x="11.43cm" svg:y="13.335cm">
          <text:p text:style-name="P11">Core App</text:p>
          <text:p text:style-name="P11">Lis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1cm" svg:height="1.524cm" svg:x="1.905cm" svg:y="13.335cm">
          <text:p text:style-name="P11">BABS Build</text:p>
          <text:p text:style-name="P11">To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445cm" svg:height="1.524cm" svg:x="6.35cm" svg:y="13.335cm">
          <text:p text:style-name="P11">OS De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3.81cm" svg:height="2.54cm" svg:x="1.905cm" svg:y="10.16cm">
          <text:p text:style-name="P11">Default Setting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OCM SDK Builder Runtime</text:p>
          </draw:text-box>
        </draw:frame>
        <draw:custom-shape draw:style-name="gr15" draw:text-style-name="P5" draw:layer="layout" svg:width="18.415cm" svg:height="2.64cm" svg:x="1.27cm" svg:y="12.6cm">
          <text:p text:style-name="P4"><text:span text:style-name="T2">Compilers</text:span></text:p>
          <text:p text:style-name="P4"><text:span text:style-name="T2"/></text:p>
          <text:p text:style-name="P4"><text:span text:style-name="T6">ROCm llvm/clang, ROCm HIPCC, OpenAi Triton, Flang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35cm" svg:height="2.358cm" svg:x="6.985cm" svg:y="9.525cm">
          <text:p text:style-name="P4"><text:span text:style-name="T5">AMD ROCM</text:span></text:p>
          <text:p text:style-name="P4"><text:span text:style-name="T3">Radeon GPU Optimized librarie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8.255cm" svg:height="3.275cm" svg:x="1.27cm" svg:y="5.615cm">
          <text:p text:style-name="P4"><text:span text:style-name="T2">Tracing Tools</text:span></text:p>
          <text:p text:style-name="P4"><text:span text:style-name="T3">valgrind</text:span></text:p>
          <text:p text:style-name="P4"><text:span text:style-name="T3">omnitrace, omniperf, rocprofiler,</text:span></text:p>
          <text:p text:style-name="P4"><text:span text:style-name="T3">rocm-smi, amd-smi,</text:span></text:p>
          <text:p text:style-name="P4"><text:span text:style-name="T3">nvtop, rocgdb, corectrl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3.275cm" svg:x="10.16cm" svg:y="5.715cm">
          <text:p text:style-name="P4"><text:span text:style-name="T2">AI-RT</text:span></text:p>
          <text:p text:style-name="P4"><text:span text:style-name="T4"/></text:p>
          <text:p text:style-name="P4"><text:span text:style-name="T3">Pytorch 2.4.1, </text:span><text:span text:style-name="T3">onnxruntime, jax,</text:span></text:p>
          <text:p text:style-name="P4"><text:span text:style-name="T3">deepspeed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3.275cm" svg:x="21.59cm" svg:y="5.715cm">
          <text:p text:style-name="P4"><text:span text:style-name="T2">HTCP</text:span></text:p>
          <text:p text:style-name="P4"><text:span text:style-name="T4"/></text:p>
          <text:p text:style-name="P4"><text:span text:style-name="T3">slurm, openmpi,</text:span></text:p>
          <text:p text:style-name="P4"><text:span text:style-name="T3">openucc, openucx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5.4cm" svg:height="1.905cm" svg:x="1.199cm" svg:y="3.175cm">
          <text:p text:style-name="P4"><text:span text:style-name="T2">Extra Apps and Libraries</text:span></text:p>
          <text:p text:style-name="P4"><text:span text:style-name="T3">AMD Tracing Tools, VLLM, Llama-CPP, Stable-Diffusion-Webui, Jax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3.275cm" svg:x="15.875cm" svg:y="5.715cm">
          <text:p text:style-name="P4"><text:span text:style-name="T2">Languages</text:span></text:p>
          <text:p text:style-name="P4"><text:span text:style-name="T4"/></text:p>
          <text:p text:style-name="P4"><text:span text:style-name="T3">python 3.11, opencl, ROCR, HIP, CUDA, fortran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08cm" svg:height="2.358cm" svg:x="1.27cm" svg:y="9.525cm">
          <text:p text:style-name="P2"><text:span text:style-name="T2">Linux Distro Independent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715cm" svg:height="2.358cm" svg:x="13.97cm" svg:y="9.525cm">
          <text:p text:style-name="P4"><text:span text:style-name="T2">Third-Party Apps</text:span></text:p>
          <text:p text:style-name="P4"><text:span text:style-name="T3">OpenBLAS,Eigen,FrugallyDeep, Magma,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35cm" svg:height="2.358cm" svg:x="20.32cm" svg:y="9.525cm">
          <text:p text:style-name="P4"><text:span text:style-name="T2">Example Apps</text:span></text:p>
          <text:p text:style-name="P4"><text:span text:style-name="T7">pytorch, Hipcc, opencl, </text:span><text:span text:style-name="T7">openmpi, benchmarks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35cm" svg:height="2.64cm" svg:x="20.32cm" svg:y="12.7cm">
          <text:p text:style-name="P4"><text:span text:style-name="T2">ML Model Reposit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re and Extra Apps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ROCM SDK Builder will install the system to /opt/rocm_sdk_xyz directory</text:span></text:p>
              </text:list-item>
              <text:list-item>
                <text:p><text:span text:style-name="T6">ROCM SDK Core consists of from 90 libraries and apps</text:span></text:p>
              </text:list-item>
              <text:list-item>
                <text:p><text:span text:style-name="T6">Four additional extra apps lists consist of from around 40 additional apps and their </text:span><text:span text:style-name="T6">library dependencies</text:span></text:p>
                <text:list>
                  <text:list-item>
                    <text:p><text:span text:style-name="T6">AI Tools (VLLM, Llama.cpp, Stable-Diffusion-WebUI)</text:span></text:p>
                  </text:list-item>
                  <text:list-item>
                    <text:p><text:span text:style-name="T6">Google Tools (Jaxlib, jax)</text:span></text:p>
                  </text:list-item>
                  <text:list-item>
                    <text:p><text:span text:style-name="T6">AMD Media Tools (rocDecode, rpp, MIVisionX)</text:span></text:p>
                  </text:list-item>
                  <text:list-item>
                    <text:p><text:span text:style-name="T6">AMD Devel Tools (Omniperf, omnitrace + additional dependenci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Build Machine Requirements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6">Build machine separated from the runtime machine with targeted GPUs</text:span></text:p>
                <text:list>
                  <text:list-item>
                    <text:p><text:span text:style-name="T6">Build machine can be different than the machine used on runtime (Just tar the </text:span><text:span text:style-name="T6">install directory and extract it to another machine)</text:span></text:p>
                  </text:list-item>
                </text:list>
              </text:list-item>
              <text:list-item>
                <text:p><text:span text:style-name="T6">Build machine does not require the GPUs that are used on runtime</text:span></text:p>
                <text:list>
                  <text:list-item>
                    <text:p text:style-name="P17"><text:span text:style-name="T6">Most of the apps works that way by default but even the apps which normally </text:span><text:span text:style-name="T6">checks the existing GPU at build time and use that as a build target has been </text:span><text:span text:style-name="T6">patched to receive that information instead as a build parame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untime Configuration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6">Dependency install on install time, not runtime</text:span></text:p>
                <text:list>
                  <text:list-item>
                    <text:p text:style-name="P17"><text:span text:style-name="T6">For example stable-diffusion dependencies have been patched to follow this </text:span><text:span text:style-name="T6">princible</text:span></text:p>
                  </text:list-item>
                </text:list>
              </text:list-item>
              <text:list-item>
                <text:p text:style-name="P17"><text:span text:style-name="T6">Launch scripts has been added for applications with sane default parameters</text:span></text:p>
                <text:list>
                  <text:list-item>
                    <text:p text:style-name="P17"><text:span text:style-name="T6">llama.cpp web-ui</text:span></text:p>
                  </text:list-item>
                  <text:list-item>
                    <text:p text:style-name="P17"><text:span text:style-name="T6">Stable diffusion web-ui</text:span></text:p>
                  </text:list-item>
                  <text:list-item>
                    <text:p text:style-name="P17"><text:span text:style-name="T6">VLLM</text:span></text:p>
                  </text:list-item>
                  <text:list-item>
                    <text:p text:style-name="P17"><text:span text:style-name="T6">Slurm ctrldaemon and worker daemon launch</text:span></text:p>
                  </text:list-item>
                </text:list>
              </text:list-item>
              <text:list-item>
                <text:p text:style-name="P17"><text:span text:style-name="T6">Examples and apps are configured/guided to download, install and use the models </text:span><text:span text:style-name="T6">from /opt/rocm_sdk_models directory</text:span></text:p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untime Configuration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6">Application configurations patched to work by default </text:span></text:p>
                <text:list>
                  <text:list-item>
                    <text:p text:style-name="P17"><text:span text:style-name="T6">Slurm has been for example configured in a </text:span></text:p>
                  </text:list-item>
                  <text:list-item>
                    <text:p text:style-name="P17"><text:span text:style-name="T6"/></text:p>
                  </text:list-item>
                </text:list>
              </text:list-item>
              <text:list-item>
                <text:p text:style-name="P17"><text:span text:style-name="T6">environment variables that are required by apps has been mostly already added to </text:span><text:span text:style-name="T6">/opt/rocm_sdk_612/bin/env_rocm.sh</text:span></text:p>
              </text:list-item>
              <text:list-item>
                <text:p text:style-name="P17"><text:span text:style-name="T6">AI models that are needed by apps and examples has been guided to be </text:span><text:span text:style-name="T6">downloaded/installed to /opt/rocm_sdk_models directory</text:span></text:p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7:42:25.081182612</meta:creation-date>
    <dc:date>2024-10-05T18:31:51.072088924</dc:date>
    <meta:editing-duration>PT18H23M17S</meta:editing-duration>
    <meta:editing-cycles>30</meta:editing-cycles>
    <meta:generator>LibreOffice/24.2.5.2$Linux_X86_64 LibreOffice_project/420$Build-2</meta:generator>
    <meta:document-statistic meta:object-count="72"/>
  </office:meta>
</office:document-meta>
</file>